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left" fo:margin-top="12.00pt" fo:margin-bottom="6.00pt"/>
    </style:style>
    <style:style style:name="P2" style:family="paragraph">
      <style:paragraph-properties fo:line-height="150.00%" fo:text-align="left"/>
    </style:style>
    <style:style style:name="P3" style:family="paragraph">
      <style:paragraph-properties fo:line-height="150.00%" fo:text-align="left" fo:margin-left="105.90pt" fo:text-indent="0.00pt"/>
    </style:style>
    <style:style style:name="P4" style:family="paragraph">
      <style:paragraph-properties fo:line-height="150.00%" fo:text-align="left"/>
    </style:style>
    <style:style style:name="P5" style:family="paragraph">
      <style:paragraph-properties fo:line-height="150.00%" fo:text-align="left"/>
    </style:style>
    <style:style style:name="P6" style:family="paragraph">
      <style:paragraph-properties fo:line-height="150.00%" fo:text-align="left" fo:margin-top="12.00pt" fo:margin-bottom="6.00pt"/>
    </style:style>
    <style:style style:name="P7" style:family="paragraph">
      <style:paragraph-properties fo:line-height="150.00%" fo:text-align="left"/>
    </style:style>
    <style:style style:name="P8" style:family="paragraph">
      <style:paragraph-properties fo:line-height="150.00%" fo:text-align="left"/>
    </style:style>
  </office:automatic-styles>
  <office:body>
    <office:text>
      <text:p text:style-name="P1"><text:span text:style-name="T1">AddressBook</text:span></text:p>
      <text:p text:style-name="P1"><text:span text:style-name="T2">Operational Contract:</text:span></text:p>
      <text:p text:style-name="P2"><text:span text:style-name="T3">Operation:<text:tab/><text:tab/>addUser (userDetails)</text:span></text:p>
      <text:p text:style-name="P2"><text:span text:style-name="T3">Cross reference:<text:tab/>Use Case: Handling of Address Book</text:span></text:p>
      <text:p text:style-name="P2"><text:span text:style-name="T3">Preconditions:<text:tab/><text:tab/>None</text:span></text:p>
      <text:p text:style-name="P2"><text:span text:style-name="T3">Post conditions:<text:tab/>A new instance of Person p was created<text:s/></text:span><text:span text:style-name="T4">(instance creation)</text:span></text:p>
      <text:p text:style-name="P3"><text:span text:style-name="T5">The instance of p was associated with Person<text:s/></text:span><text:span text:style-name="T6">(association formed)</text:span></text:p>
      <text:p text:style-name="P3"><text:span text:style-name="T7"/></text:p>
      <text:p text:style-name="P4"><text:span text:style-name="T8">Operational Contract</text:span></text:p>
      <text:p text:style-name="P4"><text:span text:style-name="T9">Operation: modifyUser(userDetails)</text:span></text:p>
      <text:p text:style-name="P4"><text:span text:style-name="T9">Cross reference:<text:s text:c="2"/>Use Case:<text:s/></text:span><text:span text:style-name="T10">Handling of Address Book</text:span><text:span text:style-name="T11"/></text:p>
      <text:p text:style-name="P4"><text:span text:style-name="T11">Preconditions:<text:s text:c="7"/>A user has been found in address book</text:span></text:p>
      <text:p text:style-name="P4"><text:span text:style-name="T11">Postconditions:<text:s text:c="5"/>A Person object p is referenced and modified</text:span></text:p>
      <text:p text:style-name="P5"><text:span text:style-name="T11"><text:tab/><text:tab/><text:s text:c="7"/>Person object is added to addressBook<text:tab/><text:tab/></text:span></text:p>
      <text:p text:style-name="P6"><text:span text:style-name="T12">Operational Contract:</text:span></text:p>
      <text:p text:style-name="P7"><text:span text:style-name="T13">Operation: deleteUser(userDetails)</text:span></text:p>
      <text:p text:style-name="P7"><text:span text:style-name="T13">Cross reference:<text:s text:c="2"/>Use Case:<text:s/></text:span><text:span text:style-name="T14">Handling of Address Book</text:span><text:span text:style-name="T15"/></text:p>
      <text:p text:style-name="P7"><text:span text:style-name="T15">Preconditions:<text:s text:c="7"/>A user has been found in address book</text:span></text:p>
      <text:p text:style-name="P7"><text:span text:style-name="T15">Postconditions:<text:s text:c="5"/>A Person object p is referenced and deleted</text:span></text:p>
      <text:p text:style-name="P8"><text:span text:style-name="T15"><text:tab/><text:tab/><text:s text:c="6"/>Person object is deleted from addressBook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